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83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none"/>
    </style:style>
    <style:style style:name="ce16" style:family="table-cell" style:parent-style-name="Default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e6b9b8" style:diagonal-bl-tr="none" style:diagonal-tl-br="none" fo:border-left="0.74pt solid #000000" fo:border-right="1.76pt solid #000000" style:rotation-align="none" fo:border-top="none"/>
    </style:style>
    <style:style style:name="ce19" style:family="table-cell" style:parent-style-name="Default" style:data-style-name="N0">
      <style:table-cell-properties fo:border-bottom="0.74pt solid #000000" fo:background-color="#e6b9b8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 style:data-style-name="N0">
      <style:table-cell-properties fo:border-bottom="1.76pt solid #000000" fo:background-color="#e6b9b8" style:diagonal-bl-tr="none" style:diagonal-tl-br="none" fo:border-left="0.74pt solid #000000" fo:border-right="1.76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 style:data-style-name="N0">
      <style:table-cell-properties fo:background-color="transparent" style:rotation-align="non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7" style:family="table-cell" style:parent-style-name="Default" style:data-style-name="N125">
      <style:table-cell-properties style:rotation-align="none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style:font-name="Symbol" style:font-style-complex="normal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" style:family="text">
      <style:text-properties style:font-style-complex="normal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fo:color="#000000" style:font-name="Calibri" style:text-position="33% 58%" style:font-name-complex="Calibri"/>
    </style:style>
    <style:style style:name="T5" style:family="text">
      <style:text-properties style:font-style-complex="normal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fo:color="#000000" style:font-name="Calibri" style:font-name-complex="Calibri" style:text-position="0% 100%"/>
    </style:style>
    <style:style style:name="T6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33% 58%"/>
    </style:style>
    <style:style style:name="T8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9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Symbol"/>
    </style:style>
    <style:style style:name="T10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libri" style:font-name-complex="Calibri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33% 58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ADAS</text:p>
          </table:table-cell>
          <table:covered-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T<text:span text:style-name="T1">*</text:span><text:span text:style-name="T2"> =</text:span></text:p>
          </table:table-cell>
          <table:table-cell table:style-name="ce15" office:value-type="float" office:value="2.396" calcext:value-type="float">
            <text:p>2.396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<text:span text:style-name="T3">r</text:span><text:span text:style-name="T4">*</text:span><text:span text:style-name="T5"> =</text:span></text:p>
          </table:table-cell>
          <table:table-cell table:style-name="ce16" office:value-type="float" office:value="0.84" calcext:value-type="float">
            <text:p>0.84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SAÍDAS</text:p>
          </table:table-cell>
          <table:covered-table-cell table:style-name="ce17"/>
          <table:table-cell table:number-columns-repeated="1022"/>
        </table:table-row>
        <table:table-row table:style-name="ro2">
          <table:table-cell table:style-name="ce2" office:value-type="string" calcext:value-type="string">
            <text:p>P<text:span text:style-name="T1">*</text:span><text:span text:style-name="T2"> =</text:span></text:p>
          </table:table-cell>
          <table:table-cell table:style-name="ce18" table:number-matrix-columns-spanned="1" table:number-matrix-rows-spanned="1" table:formula="of:=rho*T+SUM([.B15:.B22]*rho^([.A15:.A22]+1))+F*SUM([.C15:.C20]*rho^(2*[.A15:.A20]+1))" office:value-type="float" office:value="8.29339322725559" calcext:value-type="float">
            <text:p>8.29339322725559</text:p>
          </table:table-cell>
          <table:table-cell table:style-name="ce28"/>
          <table:table-cell table:number-columns-repeated="1021"/>
        </table:table-row>
        <table:table-row table:style-name="ro4">
          <table:table-cell table:style-name="ce5" office:value-type="string" calcext:value-type="string">
            <text:p>A<text:span text:style-name="T6">r</text:span><text:span text:style-name="T7">*</text:span><text:span text:style-name="T8"> =</text:span></text:p>
          </table:table-cell>
          <table:table-cell table:style-name="ce19" table:number-matrix-columns-spanned="1" table:number-matrix-rows-spanned="1" table:formula="of:=SUM([.B15:.B22]*rho^[.A15:.A22]/[.A15:.A22])+SUM([.C15:.C20]*[.D15:.D20])" office:value-type="float" office:value="1.36387272315764" calcext:value-type="float">
            <text:p>1.36387272315764</text:p>
          </table:table-cell>
          <table:table-cell table:style-name="ce28" table:formula="of:=[.B7]*0.00831451*125.2" office:value-type="float" office:value="1.41975966110676" calcext:value-type="float">
            <text:p>1.41975966110676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U<text:span text:style-name="T6">r</text:span><text:span text:style-name="T7">*</text:span><text:span text:style-name="T8"> =</text:span></text:p>
          </table:table-cell>
          <table:table-cell table:style-name="ce19" table:number-matrix-columns-spanned="1" table:number-matrix-rows-spanned="1" table:formula="of:=SUM([.E15:.E22]*rho^[.A15:.A22]/[.A15:.A22])+SUM([.D15:.D20]*[.F15:.F20])" office:value-type="float" office:value="19.6844957652804" calcext:value-type="float">
            <text:p>19.6844957652804</text:p>
          </table:table-cell>
          <table:table-cell table:style-name="ce28" table:formula="of:=[.B8]*0.00831451*125.2" office:value-type="float" office:value="20.4911004980497" calcext:value-type="float">
            <text:p>20.4911004980497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G<text:span text:style-name="T6">r</text:span><text:span text:style-name="T7">*</text:span><text:span text:style-name="T8"> =</text:span></text:p>
          </table:table-cell>
          <table:table-cell table:style-name="ce20" table:formula="of:=[.B7]+[.B6]/rho-T" office:value-type="float" office:value="8.84095989846192" calcext:value-type="float">
            <text:p>8.84095989846192</text:p>
          </table:table-cell>
          <table:table-cell table:style-name="ce28" table:formula="of:=[.B9]*0.00831451*125.2" office:value-type="float" office:value="9.20323283556715" calcext:value-type="float">
            <text:p>9.2032328355671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6" office:value-type="string" calcext:value-type="string">
            <text:p><text:span text:style-name="T9">g</text:span><text:span text:style-name="T10"> =</text:span>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F =</text:p>
          </table:table-cell>
          <table:table-cell table:style-name="ce22" table:formula="of:=EXP(-gamma*rho^2)" office:value-type="float" office:value="0.120416344940689" calcext:value-type="float">
            <text:p>0.120416344940689</text:p>
          </table:table-cell>
          <table:table-cell table:number-columns-repeated="1022"/>
        </table:table-row>
        <table:table-row table:style-name="ro5">
          <table:table-cell table:style-name="ce8" table:number-columns-repeated="3"/>
          <table:table-cell table:style-name="ce32"/>
          <table:table-cell table:style-name="ce35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i</text:p>
          </table:table-cell>
          <table:table-cell table:style-name="ce23" office:value-type="string" calcext:value-type="string">
            <text:p>a<text:span text:style-name="T11">i</text:span></text:p>
          </table:table-cell>
          <table:table-cell table:style-name="ce29" office:value-type="string" calcext:value-type="string">
            <text:p>b<text:span text:style-name="T11">i</text:span></text:p>
          </table:table-cell>
          <table:table-cell table:style-name="ce23" office:value-type="string" calcext:value-type="string">
            <text:p>G<text:span text:style-name="T11">i</text:span></text:p>
          </table:table-cell>
          <table:table-cell table:style-name="ce29" office:value-type="string" calcext:value-type="string">
            <text:p>c<text:span text:style-name="T11">i</text:span></text:p>
          </table:table-cell>
          <table:table-cell table:style-name="ce23" office:value-type="string" calcext:value-type="string">
            <text:p>d<text:span text:style-name="T11">i</text:span></text:p>
          </table:table-cell>
          <table:table-cell table:style-name="ce37"/>
          <table:table-cell table:number-columns-repeated="1017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24" table:formula="of:=[.B25]*T+[.B26]*SQRT(T)+[.B27]+[.B28]/T+[.B29]/T^2" office:value-type="float" office:value="-1.83443640799985" calcext:value-type="float">
            <text:p>-1.834436407999850E+00</text:p>
          </table:table-cell>
          <table:table-cell table:style-name="ce30" table:formula="of:=[.B44]/T^2+[.B45]/T^3" office:value-type="float" office:value="-486.67298511647" calcext:value-type="float">
            <text:p>-4.866729851164700E+02</text:p>
          </table:table-cell>
          <table:table-cell table:style-name="ce33" table:formula="of:=(1-F)/(2*gamma)" office:value-type="float" office:value="0.146597275843218" calcext:value-type="float">
            <text:p>0.146597275843218</text:p>
          </table:table-cell>
          <table:table-cell table:style-name="ce30" table:formula="of:=[.B26]*SQRT(T)/2+[.B27]+2*[.B28]/T+3*[.B29]/T^2" office:value-type="float" office:value="-6.45835425040974" calcext:value-type="float">
            <text:p>-6.458354250409740E+00</text:p>
          </table:table-cell>
          <table:table-cell table:style-name="ce24" table:formula="of:=3*[.B44]/T^2+4*[.B45]/T^3" office:value-type="float" office:value="-1460.472981559" calcext:value-type="float">
            <text:p>-1.460472981559000E+03</text:p>
          </table:table-cell>
          <table:table-cell table:style-name="ce37"/>
          <table:table-cell table:number-columns-repeated="1017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25" table:formula="of:=[.B30]*T+[.B31]+[.B32]/T+[.B33]/T^2" office:value-type="float" office:value="492.725925387439" calcext:value-type="float">
            <text:p>4.927259253874390E+02</text:p>
          </table:table-cell>
          <table:table-cell table:style-name="ce30" table:formula="of:=[.B46]/T^2+[.B47]/T^4" office:value-type="float" office:value="-1413.43022623574" calcext:value-type="float">
            <text:p>-1.413430226235740E+03</text:p>
          </table:table-cell>
          <table:table-cell table:style-name="ce33" table:formula="of:=-(F*rho^2-2*[.D15])/(2*gamma)" office:value-type="float" office:value="0.0347047964493811" calcext:value-type="float">
            <text:p>0.034704796449381</text:p>
          </table:table-cell>
          <table:table-cell table:style-name="ce30" table:formula="of:=[.B31]+2*[.B32]/T+3*[.B33]/T^2" office:value-type="float" office:value="1464.54130826483" calcext:value-type="float">
            <text:p>1.464541308264830E+03</text:p>
          </table:table-cell>
          <table:table-cell table:style-name="ce24" table:formula="of:=3*[.B46]/T^2+5*[.B47]/T^4" office:value-type="float" office:value="-4239.38723665275" calcext:value-type="float">
            <text:p>-4.239387236652750E+03</text:p>
          </table:table-cell>
          <table:table-cell table:style-name="ce37"/>
          <table:table-cell table:number-columns-repeated="1017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24" table:formula="of:=[.B34]*T+[.B35]+[.B36]/T" office:value-type="float" office:value="-14.5536840089031" calcext:value-type="float">
            <text:p>-1.455368400890310E+01</text:p>
          </table:table-cell>
          <table:table-cell table:style-name="ce30" table:formula="of:=[.B48]/T^2+[.B49]/T^3" office:value-type="float" office:value="-1853.51639551579" calcext:value-type="float">
            <text:p>-1.853516395515790E+03</text:p>
          </table:table-cell>
          <table:table-cell table:style-name="ce33" table:formula="of:=-(F*rho^4-4*[.D16])/(2*gamma)" office:value-type="float" office:value="0.0131445560626124" calcext:value-type="float">
            <text:p>0.013144556062613</text:p>
          </table:table-cell>
          <table:table-cell table:style-name="ce30" table:formula="of:=[.B35]+2*[.B36]/T" office:value-type="float" office:value="-29.8717894340883" calcext:value-type="float">
            <text:p>-2.987178943408830E+01</text:p>
          </table:table-cell>
          <table:table-cell table:style-name="ce24" table:formula="of:=2*[.B48]/T^2+4*[.B49]/T^3" office:value-type="float" office:value="-3723.48656104916" calcext:value-type="float">
            <text:p>-3.723486561049160E+03</text:p>
          </table:table-cell>
          <table:table-cell table:style-name="ce37"/>
          <table:table-cell table:number-columns-repeated="1017"/>
        </table:table-row>
        <table:table-row table:style-name="ro5">
          <table:table-cell table:style-name="ce10" office:value-type="float" office:value="4" calcext:value-type="float">
            <text:p>4</text:p>
          </table:table-cell>
          <table:table-cell table:style-name="ce24" table:formula="of:=[.B37]" office:value-type="float" office:value="20.8401229943465" calcext:value-type="float">
            <text:p>2.084012299434650E+01</text:p>
          </table:table-cell>
          <table:table-cell table:style-name="ce30" table:formula="of:=[.B50]/T^2+[.B51]/T^4" office:value-type="float" office:value="-1545.89809467204" calcext:value-type="float">
            <text:p>-1.545898094672040E+03</text:p>
          </table:table-cell>
          <table:table-cell table:style-name="ce33" table:formula="of:=-(F*rho^6-6*[.D17])/(2*gamma)" office:value-type="float" office:value="0.0060942185706029" calcext:value-type="float">
            <text:p>0.006094218570603</text:p>
          </table:table-cell>
          <table:table-cell table:style-name="ce30" table:formula="of:=[.B37]" office:value-type="float" office:value="20.8401229943465" calcext:value-type="float">
            <text:p>2.084012299434650E+01</text:p>
          </table:table-cell>
          <table:table-cell table:style-name="ce24" table:formula="of:=3*[.B50]/T^2+5*[.B51]/T^4" office:value-type="float" office:value="-4640.11379226858" calcext:value-type="float">
            <text:p>-4.640113792268580E+03</text:p>
          </table:table-cell>
          <table:table-cell table:style-name="ce37"/>
          <table:table-cell table:number-columns-repeated="1017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24" table:formula="of:=[.B38]/T+[.B39]/T^2" office:value-type="float" office:value="-132.12103237799" calcext:value-type="float">
            <text:p>-1.321210323779900E+02</text:p>
          </table:table-cell>
          <table:table-cell table:style-name="ce30" table:formula="of:=[.B52]/T^2+[.B53]/T^3" office:value-type="float" office:value="-797.974699542481" calcext:value-type="float">
            <text:p>-7.979746995424810E+02</text:p>
          </table:table-cell>
          <table:table-cell table:style-name="ce33" table:formula="of:=-(F*rho^8-8*[.D18])/(2*gamma)" office:value-type="float" office:value="0.00315090662644193" calcext:value-type="float">
            <text:p>0.003150906626442</text:p>
          </table:table-cell>
          <table:table-cell table:style-name="ce30" table:formula="of:=2*[.B38]/T+3*[.B39]/T^2" office:value-type="float" office:value="-431.026712011754" calcext:value-type="float">
            <text:p>-4.310267120117540E+02</text:p>
          </table:table-cell>
          <table:table-cell table:style-name="ce24" table:formula="of:=3*[.B52]/T^2+4*[.B53]/T^3" office:value-type="float" office:value="-2375.06887365793" calcext:value-type="float">
            <text:p>-2.375068873657930E+03</text:p>
          </table:table-cell>
          <table:table-cell table:style-name="ce37"/>
          <table:table-cell table:number-columns-repeated="1017"/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24" table:formula="of:=[.B40]/T" office:value-type="float" office:value="-61.6755521383552" calcext:value-type="float">
            <text:p>-6.167555213835520E+01</text:p>
          </table:table-cell>
          <table:table-cell table:style-name="ce30" table:formula="of:=[.B54]/T^2+[.B55]/T^3+[.B56]/T^4" office:value-type="float" office:value="-516.61710464577" calcext:value-type="float">
            <text:p>-5.166171046457700E+02</text:p>
          </table:table-cell>
          <table:table-cell table:style-name="ce33" table:formula="of:=-(F*rho^10-10*[.D19])/(2*gamma)" office:value-type="float" office:value="0.0017413499284641" calcext:value-type="float">
            <text:p>0.001741349928464</text:p>
          </table:table-cell>
          <table:table-cell table:style-name="ce30" table:formula="of:=2*[.B40]/T" office:value-type="float" office:value="-123.35110427671" calcext:value-type="float">
            <text:p>-1.233511042767100E+02</text:p>
          </table:table-cell>
          <table:table-cell table:style-name="ce24" table:formula="of:=3*[.B54]/T^2+4*[.B55]/T^3+5*[.B56]/T^4" office:value-type="float" office:value="-1591.88155194981" calcext:value-type="float">
            <text:p>-1.591881551949810E+03</text:p>
          </table:table-cell>
          <table:table-cell table:number-columns-repeated="1018"/>
        </table:table-row>
        <table:table-row table:style-name="ro5">
          <table:table-cell table:style-name="ce10" office:value-type="float" office:value="7" calcext:value-type="float">
            <text:p>7</text:p>
          </table:table-cell>
          <table:table-cell table:style-name="ce24" table:formula="of:=[.B41]/T+[.B42]/T^2" office:value-type="float" office:value="29.4993918770721" calcext:value-type="float">
            <text:p>2.949939187707210E+01</text:p>
          </table:table-cell>
          <table:table-cell table:style-name="ce31"/>
          <table:table-cell table:style-name="ce33"/>
          <table:table-cell table:style-name="ce30" table:formula="of:=2*[.B41]/T+3*[.B42]/T^2" office:value-type="float" office:value="61.7928006209011" calcext:value-type="float">
            <text:p>6.179280062090110E+01</text:p>
          </table:table-cell>
          <table:table-cell table:style-name="ce33"/>
          <table:table-cell table:number-columns-repeated="1018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26" table:formula="of:=[.B43]/T^2" office:value-type="float" office:value="11.8553122341221" calcext:value-type="float">
            <text:p>1.185531223412210E+01</text:p>
          </table:table-cell>
          <table:table-cell table:style-name="ce32"/>
          <table:table-cell table:style-name="ce34"/>
          <table:table-cell table:style-name="ce36" table:formula="of:=3*[.B43]/T^2" office:value-type="float" office:value="35.5659367023663" calcext:value-type="float">
            <text:p>3.556593670236630E+01</text:p>
          </table:table-cell>
          <table:table-cell table:style-name="ce34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9" office:value-type="string" calcext:value-type="string">
            <text:p>j</text:p>
          </table:table-cell>
          <table:table-cell table:style-name="ce23" office:value-type="string" calcext:value-type="string">
            <text:p>x<text:span text:style-name="T11">j</text:span></text:p>
          </table:table-cell>
          <table:table-cell table:number-columns-repeated="102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4" office:value-type="float" office:value="0.862308509750742" calcext:value-type="float">
            <text:p>8.623085097507420E-01</text:p>
          </table:table-cell>
          <table:table-cell table:number-columns-repeated="102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4" office:value-type="float" office:value="2.9762187658221" calcext:value-type="float">
            <text:p>2.976218765822100E+00</text:p>
          </table:table-cell>
          <table:table-cell table:number-columns-repeated="102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4" office:value-type="float" office:value="-8.40223011579604" calcext:value-type="float">
            <text:p>-8.402230115796040E+00</text:p>
          </table:table-cell>
          <table:table-cell table:number-columns-repeated="102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105413662920356" calcext:value-type="float">
            <text:p>1.054136629203560E-01</text:p>
          </table:table-cell>
          <table:table-cell table:number-columns-repeated="102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4" office:value-type="float" office:value="-0.85645838281746" calcext:value-type="float">
            <text:p>-8.564583828174600E-01</text:p>
          </table:table-cell>
          <table:table-cell table:number-columns-repeated="102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4" office:value-type="float" office:value="1.5827594701076" calcext:value-type="float">
            <text:p>1.582759470107600E+00</text:p>
          </table:table-cell>
          <table:table-cell table:number-columns-repeated="1022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4" office:value-type="float" office:value="0.763942194830545" calcext:value-type="float">
            <text:p>7.639421948305450E-01</text:p>
          </table:table-cell>
          <table:table-cell table:number-columns-repeated="1022"/>
        </table:table-row>
        <table:table-row table:style-name="ro5">
          <table:table-cell table:style-name="ce12" office:value-type="float" office:value="8" calcext:value-type="float">
            <text:p>8</text:p>
          </table:table-cell>
          <table:table-cell table:style-name="ce24" office:value-type="float" office:value="1.75317341431205" calcext:value-type="float">
            <text:p>1.753173414312050E+00</text:p>
          </table:table-cell>
          <table:table-cell table:number-columns-repeated="1022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4" office:value-type="float" office:value="2798.29177219038" calcext:value-type="float">
            <text:p>2.798291772190380E+03</text:p>
          </table:table-cell>
          <table:table-cell table:number-columns-repeated="1022"/>
        </table:table-row>
        <table:table-row table:style-name="ro5"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-0.0483942202608577" calcext:value-type="float">
            <text:p>-4.839422026085770E-02</text:p>
          </table:table-cell>
          <table:table-cell table:number-columns-repeated="1022"/>
        </table:table-row>
        <table:table-row table:style-name="ro5"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.996326519772193" calcext:value-type="float">
            <text:p>9.963265197721930E-01</text:p>
          </table:table-cell>
          <table:table-cell table:number-columns-repeated="1022"/>
        </table:table-row>
        <table:table-row table:style-name="ro5">
          <table:table-cell table:style-name="ce12" office:value-type="float" office:value="12" calcext:value-type="float">
            <text:p>12</text:p>
          </table:table-cell>
          <table:table-cell table:style-name="ce24" office:value-type="float" office:value="-36.9800029127249" calcext:value-type="float">
            <text:p>-3.69800029127249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13" calcext:value-type="float">
            <text:p>13</text:p>
          </table:table-cell>
          <table:table-cell table:style-name="ce24" office:value-type="float" office:value="20.8401229943465" calcext:value-type="float">
            <text:p>2.08401229943465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14" calcext:value-type="float">
            <text:p>14</text:p>
          </table:table-cell>
          <table:table-cell table:style-name="ce24" office:value-type="float" office:value="83.0540212471728" calcext:value-type="float">
            <text:p>8.30540212471728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-957.479971520307" calcext:value-type="float">
            <text:p>-9.574799715203070E+02</text:p>
          </table:table-cell>
          <table:table-cell table:number-columns-repeated="1022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-147.774622923499" calcext:value-type="float">
            <text:p>-1.477746229234990E+02</text:p>
          </table:table-cell>
          <table:table-cell table:number-columns-repeated="1022"/>
        </table:table-row>
        <table:table-row table:style-name="ro5"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63.986078524715" calcext:value-type="float">
            <text:p>6.39860785247150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16.0399367329483" calcext:value-type="float">
            <text:p>1.60399367329483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19" calcext:value-type="float">
            <text:p>19</text:p>
          </table:table-cell>
          <table:table-cell table:style-name="ce24" office:value-type="float" office:value="68.0591661586438" calcext:value-type="float">
            <text:p>6.80591661586438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20" calcext:value-type="float">
            <text:p>20</text:p>
          </table:table-cell>
          <table:table-cell table:style-name="ce24" office:value-type="float" office:value="-2791.29357879594" calcext:value-type="float">
            <text:p>-2.791293578795940E+03</text:p>
          </table:table-cell>
          <table:table-cell table:number-columns-repeated="1022"/>
        </table:table-row>
        <table:table-row table:style-name="ro5">
          <table:table-cell table:style-name="ce12" office:value-type="float" office:value="21" calcext:value-type="float">
            <text:p>21</text:p>
          </table:table-cell>
          <table:table-cell table:style-name="ce24" office:value-type="float" office:value="-6.24512830456845" calcext:value-type="float">
            <text:p>-6.245128304568450E+00</text:p>
          </table:table-cell>
          <table:table-cell table:number-columns-repeated="1022"/>
        </table:table-row>
        <table:table-row table:style-name="ro5">
          <table:table-cell table:style-name="ce12" office:value-type="float" office:value="22" calcext:value-type="float">
            <text:p>22</text:p>
          </table:table-cell>
          <table:table-cell table:style-name="ce24" office:value-type="float" office:value="-8116.83610495841" calcext:value-type="float">
            <text:p>-8.116836104958410E+03</text:p>
          </table:table-cell>
          <table:table-cell table:number-columns-repeated="1022"/>
        </table:table-row>
        <table:table-row table:style-name="ro5">
          <table:table-cell table:style-name="ce12" office:value-type="float" office:value="23" calcext:value-type="float">
            <text:p>23</text:p>
          </table:table-cell>
          <table:table-cell table:style-name="ce24" office:value-type="float" office:value="14.8873555956123" calcext:value-type="float">
            <text:p>1.48873555956123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-10593.4675465508" calcext:value-type="float">
            <text:p>-1.059346754655080E+04</text:p>
          </table:table-cell>
          <table:table-cell table:number-columns-repeated="1022"/>
        </table:table-row>
        <table:table-row table:style-name="ro5">
          <table:table-cell table:style-name="ce12" office:value-type="float" office:value="25" calcext:value-type="float">
            <text:p>25</text:p>
          </table:table-cell>
          <table:table-cell table:style-name="ce24" office:value-type="float" office:value="-113.160763280282" calcext:value-type="float">
            <text:p>-1.131607632802820E+02</text:p>
          </table:table-cell>
          <table:table-cell table:number-columns-repeated="1022"/>
        </table:table-row>
        <table:table-row table:style-name="ro5">
          <table:table-cell table:style-name="ce12" office:value-type="float" office:value="26" calcext:value-type="float">
            <text:p>26</text:p>
          </table:table-cell>
          <table:table-cell table:style-name="ce24" office:value-type="float" office:value="-8867.77154041882" calcext:value-type="float">
            <text:p>-8.867771540418820E+03</text:p>
          </table:table-cell>
          <table:table-cell table:number-columns-repeated="1022"/>
        </table:table-row>
        <table:table-row table:style-name="ro5">
          <table:table-cell table:style-name="ce12" office:value-type="float" office:value="27" calcext:value-type="float">
            <text:p>27</text:p>
          </table:table-cell>
          <table:table-cell table:style-name="ce24" office:value-type="float" office:value="-39.8698284445054" calcext:value-type="float">
            <text:p>-3.986982844450540E+01</text:p>
          </table:table-cell>
          <table:table-cell table:number-columns-repeated="1022"/>
        </table:table-row>
        <table:table-row table:style-name="ro5">
          <table:table-cell table:style-name="ce12" office:value-type="float" office:value="28" calcext:value-type="float">
            <text:p>28</text:p>
          </table:table-cell>
          <table:table-cell table:style-name="ce24" office:value-type="float" office:value="-4689.27029991726" calcext:value-type="float">
            <text:p>-4.689270299917260E+03</text:p>
          </table:table-cell>
          <table:table-cell table:number-columns-repeated="1022"/>
        </table:table-row>
        <table:table-row table:style-name="ro5">
          <table:table-cell table:style-name="ce12" office:value-type="float" office:value="29" calcext:value-type="float">
            <text:p>29</text:p>
          </table:table-cell>
          <table:table-cell table:style-name="ce24" office:value-type="float" office:value="259.353527743872" calcext:value-type="float">
            <text:p>2.593535277438720E+02</text:p>
          </table:table-cell>
          <table:table-cell table:number-columns-repeated="1022"/>
        </table:table-row>
        <table:table-row table:style-name="ro5">
          <table:table-cell table:style-name="ce12" office:value-type="float" office:value="30" calcext:value-type="float">
            <text:p>30</text:p>
          </table:table-cell>
          <table:table-cell table:style-name="ce24" office:value-type="float" office:value="-2694.5235894349" calcext:value-type="float">
            <text:p>-2.694523589434900E+03</text:p>
          </table:table-cell>
          <table:table-cell table:number-columns-repeated="1022"/>
        </table:table-row>
        <table:table-row table:style-name="ro5">
          <table:table-cell table:style-name="ce12" office:value-type="float" office:value="31" calcext:value-type="float">
            <text:p>31</text:p>
          </table:table-cell>
          <table:table-cell table:style-name="ce24" office:value-type="float" office:value="-721.848763155021" calcext:value-type="float">
            <text:p>-7.218487631550210E+02</text:p>
          </table:table-cell>
          <table:table-cell table:number-columns-repeated="1022"/>
        </table:table-row>
        <table:table-row table:style-name="ro5">
          <table:table-cell table:style-name="ce13" office:value-type="float" office:value="32" calcext:value-type="float">
            <text:p>32</text:p>
          </table:table-cell>
          <table:table-cell table:style-name="ce26" office:value-type="float" office:value="172.180206386327" calcext:value-type="float">
            <text:p>1.721802063863270E+02</text:p>
          </table:table-cell>
          <table:table-cell table:number-columns-repeated="1022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2" table:style-name="ta2">
        <table:table-column table:style-name="co1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F" table:base-cell-address="$Plan1.$A$1" table:cell-range-address="$Plan1.$B$12"/>
        <table:named-range table:name="gamma" table:base-cell-address="$Plan1.$A$1" table:cell-range-address="$Plan1.$B$11"/>
        <table:named-expression table:name="gggg" table:base-cell-address="$Plan1.$A$1" table:expression="plan1!#ref!"/>
        <table:named-range table:name="rho" table:base-cell-address="$Plan1.$A$1" table:cell-range-address="$Plan1.$B$3"/>
        <table:named-range table:name="T" table:base-cell-address="$Plan1.$A$1" table:cell-range-address="$Plan1.$B$2"/>
        <table:named-range table:name="X1x_1" table:base-cell-address="$Plan1.$A$1" table:cell-range-address="$Plan1.$B$25"/>
        <table:named-range table:name="x_1" table:base-cell-address="$Plan1.$A$1" table:cell-range-address="$Plan1.$B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15" loext:min-decimal-places="15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5T12:47:36</meta:creation-date>
    <dc:date>2019-06-18T07:04:11.071120712</dc:date>
    <meta:generator>LibreOffice/6.0.7.3$Linux_X86_64 LibreOffice_project/00m0$Build-3</meta:generator>
    <meta:editing-duration>PT16S</meta:editing-duration>
    <meta:editing-cycles>1</meta:editing-cycles>
    <meta:document-statistic meta:table-count="3" meta:cell-count="13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